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consolas" svg:font-family="consolas, 'courier new', monospace"/>
    <style:font-face style:name="euclid circular a" svg:font-family="'euclid circular a', arial, 'source sans pro'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1acb9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bold" officeooo:rsid="001dc323" officeooo:paragraph-rsid="001dc323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6pt" style:text-underline-style="none" fo:font-weight="bold" officeooo:rsid="001dc323" officeooo:paragraph-rsid="001dc32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1dc323" officeooo:paragraph-rsid="001dc32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21acb9" officeooo:paragraph-rsid="0021acb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4pt" style:text-underline-style="none" fo:font-weight="bold" officeooo:rsid="00204100" officeooo:paragraph-rsid="0020410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04100" officeooo:paragraph-rsid="0020410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1acb9" officeooo:paragraph-rsid="0021acb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21acb9" officeooo:paragraph-rsid="0021acb9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start" style:justify-single-word="false"/>
      <style:text-properties officeooo:paragraph-rsid="002214cc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1dc323" officeooo:paragraph-rsid="001dc323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style:font-name="euclid circular a" fo:font-size="12pt" fo:letter-spacing="normal" fo:font-style="normal" fo:font-weight="normal" officeooo:rsid="0021acb9" officeooo:paragraph-rsid="00239ad9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style:font-name="euclid circular a" fo:font-size="12pt" fo:letter-spacing="normal" fo:font-style="normal" fo:font-weight="normal" officeooo:rsid="002630ba" officeooo:paragraph-rsid="002630ba" style:font-size-asian="12pt" style:font-weight-asian="normal" style:font-size-complex="12pt" style:font-weight-complex="normal"/>
    </style:style>
    <style:style style:name="P14" style:family="paragraph" style:parent-style-name="Text_20_body">
      <style:text-properties style:font-name="Liberation Serif"/>
    </style:style>
    <style:style style:name="P15" style:family="paragraph" style:parent-style-name="Text_20_body">
      <style:paragraph-properties fo:text-align="center" style:justify-single-word="false"/>
      <style:text-properties style:font-name="Liberation Serif" officeooo:rsid="0021acb9" officeooo:paragraph-rsid="0021acb9"/>
    </style:style>
    <style:style style:name="P16" style:family="paragraph" style:parent-style-name="Text_20_body">
      <style:paragraph-properties fo:text-align="start" style:justify-single-word="false"/>
      <style:text-properties style:font-name="Liberation Serif" officeooo:rsid="0021acb9" officeooo:paragraph-rsid="0021acb9"/>
    </style:style>
    <style:style style:name="P17" style:family="paragraph" style:parent-style-name="Text_20_body">
      <style:paragraph-properties fo:text-align="start" style:justify-single-word="false"/>
      <style:text-properties style:font-name="Liberation Serif" fo:font-weight="normal" officeooo:rsid="0021acb9" officeooo:paragraph-rsid="002214c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Liberation Serif" fo:font-weight="bold" officeooo:rsid="002214cc" officeooo:paragraph-rsid="002214cc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Liberation Serif" fo:font-size="14pt" fo:font-weight="bold" officeooo:rsid="0021acb9" officeooo:paragraph-rsid="002214cc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  <style:text-properties style:font-name="Liberation Serif" fo:font-size="14pt" fo:font-weight="bold" officeooo:rsid="0021acb9" officeooo:paragraph-rsid="002214cc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weight="normal" officeooo:rsid="002214cc" officeooo:paragraph-rsid="002214cc" style:font-weight-asian="normal" style:font-weight-complex="normal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erif" fo:font-size="14pt" fo:font-weight="normal" style:font-size-asian="14pt" style:font-size-complex="14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21acb9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5" style:family="text">
      <style:text-properties fo:font-variant="normal" fo:text-transform="none" fo:color="#000000" fo:font-size="11.25pt" fo:letter-spacing="normal" fo:font-style="normal"/>
    </style:style>
    <style:style style:name="T6" style:family="text">
      <style:text-properties fo:font-variant="normal" fo:text-transform="none" fo:color="#000000" fo:font-size="11.25pt" fo:letter-spacing="normal" fo:font-style="normal" fo:font-weight="normal"/>
    </style:style>
    <style:style style:name="T7" style:family="text">
      <style:text-properties fo:font-variant="normal" fo:text-transform="none" fo:color="#000000" style:font-name="Liberation Serif" fo:font-size="11.25pt" fo:letter-spacing="normal" fo:font-style="normal"/>
    </style:style>
    <style:style style:name="T8" style:family="text">
      <style:text-properties fo:font-variant="normal" fo:text-transform="none" fo:color="#000000" style:font-name="Liberation Serif" fo:font-size="11.25pt" fo:letter-spacing="normal" fo:font-style="normal" fo:font-weight="normal"/>
    </style:style>
    <style:style style:name="T9" style:family="text">
      <style:text-properties fo:font-variant="normal" fo:text-transform="none" fo:color="#000000" fo:letter-spacing="normal" fo:font-style="normal"/>
    </style:style>
    <style:style style:name="T10" style:family="text">
      <style:text-properties fo:font-variant="normal" fo:text-transform="none" fo:color="#dc143c" style:font-name="Consolas" fo:font-size="11.2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dc143c" fo:font-size="11.2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dc143c" style:font-name="Liberation Serif" fo:font-size="11.25pt" fo:letter-spacing="normal" fo:font-style="normal" fo:font-weight="normal" loext:padding="0cm" loext:border="none"/>
    </style:style>
    <style:style style:name="T13" style:family="text">
      <style:text-properties fo:color="#000000" style:font-name="Liberation Serif"/>
    </style:style>
    <style:style style:name="T14" style:family="text">
      <style:text-properties fo:color="#000000" style:font-name="Liberation Serif" fo:font-size="11.25pt"/>
    </style:style>
    <style:style style:name="T15" style:family="text">
      <style:text-properties fo:color="#000000" style:font-name="Liberation Serif" fo:font-size="11.25pt" fo:font-weight="bold" style:font-weight-asian="bold" style:font-weight-complex="bold"/>
    </style:style>
    <style:style style:name="T16" style:family="text">
      <style:text-properties fo:color="#000000" style:font-name="Liberation Serif" fo:font-weight="bold" style:font-weight-asian="bold" style:font-weight-complex="bold"/>
    </style:style>
    <style:style style:name="T17" style:family="text">
      <style:text-properties officeooo:rsid="002214cc"/>
    </style:style>
    <style:style style:name="T18" style:family="text">
      <style:text-properties style:font-name="Liberation Serif" fo:font-size="12pt" style:text-underline-style="none" fo:font-weight="normal" officeooo:rsid="0021acb9" style:font-size-asian="12pt" style:font-weight-asian="normal" style:font-size-complex="12pt" style:font-weight-complex="normal"/>
    </style:style>
    <style:style style:name="T19" style:family="text">
      <style:text-properties style:font-name="Liberation Serif" officeooo:rsid="002214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y-2</text:p>
      <text:p text:style-name="P2"/>
      <text:p text:style-name="P3">5) Functions: Definition Creation and Calls</text:p>
      <text:p text:style-name="P3"/>
      <text:p text:style-name="P11">A parameter is the variable listed inside the parentheses in the function definition.</text:p>
      <text:p text:style-name="P22"><text:span text:style-name="T9">An argument is the value that is sent to the function when it is called.</text:span></text:p>
      <text:p text:style-name="P4"/>
      <text:p text:style-name="P4">A) Without Parameters.</text:p>
      <text:p text:style-name="P4"><text:tab/><text:span text:style-name="T2">User doesn’t <text:s/>pass parameter while calling to function.</text:span></text:p>
      <text:p text:style-name="P4"><text:span text:style-name="T2"/></text:p>
      <text:p text:style-name="P4">B) With Parameters.</text:p>
      <text:p text:style-name="P4"><text:tab/><text:span text:style-name="T2">While call to function user give parameter to function.</text:span></text:p>
      <text:p text:style-name="P5"><text:span text:style-name="T1">Default Parameter:-</text:span></text:p>
      <text:p text:style-name="P4"><text:span text:style-name="T2"><text:tab/>def my_function(country = "Norway"):</text:span></text:p>
      <text:p text:style-name="P4"><text:span text:style-name="T2"><text:tab/><text:tab/>print("I am from " + country)</text:span></text:p>
      <text:p text:style-name="P4"><text:span text:style-name="T2"/></text:p>
      <text:p text:style-name="P4"><text:span text:style-name="T2"><text:tab/>my_function("Sweden")</text:span></text:p>
      <text:p text:style-name="P4"><text:span text:style-name="T2"><text:tab/>my_function("India")</text:span></text:p>
      <text:p text:style-name="P4"><text:span text:style-name="T2"><text:tab/>my_function()</text:span></text:p>
      <text:p text:style-name="P4"><text:span text:style-name="T2"><text:tab/>my_function("Brazil")</text:span></text:p>
      <text:p text:style-name="P6"><text:span text:style-name="T1">O/P</text:span></text:p>
      <text:p text:style-name="P7"><text:tab/><text:tab/>I am from Sweden</text:p>
      <text:p text:style-name="P7"><text:tab/><text:tab/>I am from India</text:p>
      <text:p text:style-name="P7"><text:tab/><text:tab/>I am from Norway</text:p>
      <text:p text:style-name="P7"><text:tab/><text:tab/>I am from Brazil</text:p>
      <text:p text:style-name="P8"/>
      <text:p text:style-name="P9">Arbitrary Arg, *arg:-</text:p>
      <text:p text:style-name="P1"><text:span text:style-name="T18"><text:tab/></text:span><text:span text:style-name="T8">If you do not know how many arguments that will be passed into your <text:tab/>function, add a </text:span><text:span text:style-name="Source_20_Text"><text:span text:style-name="T12">*</text:span></text:span><text:span text:style-name="T8"> before the parameter name in the function definition.</text:span></text:p>
      <text:p text:style-name="P14"><text:line-break/><text:tab/>def my_function(*kids):</text:p>
      <text:p text:style-name="P14"><text:tab/> <text:s/>print("The youngest child is " + kids[2])</text:p>
      <text:p text:style-name="P14"/>
      <text:p text:style-name="P14"><text:tab/>my_function("Emil", "Tobias", "Linus")</text:p>
      <text:p text:style-name="P15">O/P</text:p>
      <text:p text:style-name="P16"><text:tab/>The youngest child is Linus</text:p>
      <text:p text:style-name="P16"/>
      <text:p text:style-name="P18">Keyword Arg:-</text:p>
      <text:p text:style-name="P10"><text:span text:style-name="T19"><text:tab/></text:span><text:span text:style-name="T8">You can also send arguments with the </text:span><text:span text:style-name="Emphasis"><text:span text:style-name="T8">key</text:span></text:span><text:span text:style-name="T8"> = </text:span><text:span text:style-name="Emphasis"><text:span text:style-name="T8">value</text:span></text:span><text:span text:style-name="T8"> syntax.This way the order of the arguments <text:tab/>does not matter</text:span></text:p>
      <text:p text:style-name="P10"><text:span text:style-name="T8"><text:tab/>def my_function(child3, child2, child1):</text:span></text:p>
      <text:p text:style-name="P10"><text:span text:style-name="T8"><text:tab/> <text:s/>print("The youngest child is " + child3)</text:span></text:p>
      <text:p text:style-name="P10"><text:soft-page-break/><text:span text:style-name="T8"><text:tab/>my_function(child1 = "Emil", child2 = "Tobias", child3 = "Linus")</text:span></text:p>
      <text:p text:style-name="P21"><text:span text:style-name="T7">O/P</text:span></text:p>
      <text:p text:style-name="P17"><text:span text:style-name="T5"><text:tab/>The youngest child is Linus</text:span></text:p>
      <text:p text:style-name="P19"><text:span text:style-name="T9">D) What is an ambiguity error and how to resolve it?</text:span></text:p>
      <text:p text:style-name="P19"><text:span text:style-name="T9">E) Return multiple values</text:span></text:p>
      <text:p text:style-name="P19"><text:span text:style-name="T9"/></text:p>
      <text:p text:style-name="P20"><text:span text:style-name="T9">6) Global, Local and Nonlocal Variables.</text:span></text:p>
      <text:p text:style-name="P12"><text:span text:style-name="T16">nonlocal variable :- </text:span><text:span text:style-name="T13">If we change the value of a nonlocal variable, the changes appear in the local variable.</text:span></text:p>
      <text:p text:style-name="P12"><text:span text:style-name="T13"/></text:p>
      <text:p text:style-name="P13"><text:span text:style-name="T13">Decorator is use for changing behavior of existing function at the compile ti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consolas" svg:font-family="consolas, 'courier new', monospace"/>
    <style:font-face style:name="euclid circular a" svg:font-family="'euclid circular a', arial, 'source sans pro'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3T10:27:36.245309753</meta:creation-date>
    <dc:date>2022-01-13T18:50:49.433546707</dc:date>
    <meta:editing-duration>PT2H25M24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39" meta:word-count="239" meta:character-count="1508" meta:non-whitespace-character-count="1273"/>
  </office:meta>
</office:document-meta>
</file>